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TP Distribuido</text:p>
      <text:p text:style-name="Standard"/>
      <text:p text:style-name="P1">Descripción de la interfaz del sistema</text:p>
      <text:p text:style-name="Standard"/>
      <text:p text:style-name="Standard">Debe implementar un FTP que cumpla con las especificaciones del rfc959. Cualquier del sistema debe funcionar como un servidor FTP. La evaluación será realizada utilizando gestores de FTP como Filezilla y bibliotecas como ftplib.</text:p>
      <text:p text:style-name="Standard"/>
      <text:p text:style-name="P1">Descripción del Sistema Distribuido</text:p>
      <text:p text:style-name="Standard"/>
      <text:p text:style-name="Standard">El sistema estará constituido por nodos los cuales tendrán una responsabilidad específica (role), que puede ser almacenar datos, enrutar pedidos, consultar el sistema, etc. La existencia de un único role para cada nodo no impide que dos nodos no puedan estar en un mismo host. El sistema debe estar disponible siempre que halla algún nodo disponible por cada role (eso no implica que deba</text:p>
      <text:p text:style-name="Standard">dar una respuesta rápida ante los pedidos). El sistema no puede perder datos en caso de que falle un nodo de almacenamiento. En caso de que el sistema sufra una partición (se divida en dos o más subsistemas producto de la pérdida de nodos o enlaces entre nodos), debe ser capaz de reconectarse y funcionar como un solo sistema cuando exista la posibilidad de comunicación entre los nodos de</text:p>
      <text:p text:style-name="Standard">los subsistemas.</text:p>
      <text:p text:style-name="Standard"/>
      <text:p text:style-name="Standard">La única restricción es que todos los servidores de la red deben funcionar como FTP.</text:p>
      <text:p text:style-name="Standard"/>
      <text:p text:style-name="P1">Nota</text:p>
      <text:p text:style-name="P1"/>
      <text:p text:style-name="Standard">Cualquier enriquecimiento del proyecto es válido y se tendrá en cuenta en la evaluación del mismo. En caso de modificar la orden del proyecto debe consultarse a los profesores con anteriorida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11:30:01.109159929</meta:creation-date>
    <dc:date>2022-05-03T11:55:15.426194936</dc:date>
    <meta:editing-duration>PT2M16S</meta:editing-duration>
    <meta:editing-cycles>2</meta:editing-cycles>
    <meta:generator>LibreOffice/6.4.7.2$Linux_X86_64 LibreOffice_project/40$Build-2</meta:generator>
    <meta:document-statistic meta:table-count="0" meta:image-count="0" meta:object-count="0" meta:page-count="1" meta:paragraph-count="10" meta:word-count="228" meta:character-count="1391" meta:non-whitespace-character-count="1173"/>
  </office:meta>
</office:document-meta>
</file>